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co4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ine_color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Spojené arabské emiráty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/>
          <table:table-cell office:value-type="string" calcext:value-type="string">
            <text:p>#0033a0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  <table:table-cell/>
          <table:table-cell office:value-type="string" calcext:value-type="string">
            <text:p>#c8102e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  <table:table-cell/>
          <table:table-cell office:value-type="string" calcext:value-type="string">
            <text:p>#00966e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a a Hercegovina</text:p>
          </table:table-cell>
          <table:table-cell/>
          <table:table-cell office:value-type="string" calcext:value-type="string">
            <text:p>#002395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  <table:table-cell/>
          <table:table-cell office:value-type="string" calcext:value-type="string">
            <text:p>#009900</text:p>
          </table:table-cell>
        </table:table-row>
        <table:table-row table:style-name="ro1">
          <table:table-cell office:value-type="string" calcext:value-type="string">
            <text:p>BO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Čechy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  <table:table-cell/>
          <table:table-cell office:value-type="string" calcext:value-type="string">
            <text:p>#d52b1e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  <table:table-cell/>
          <table:table-cell office:value-type="string" calcext:value-type="string">
            <text:p>#da291c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CIS</text:p>
          </table:table-cell>
          <table:table-cell office:value-type="string" calcext:value-type="string">
            <text:p>Commonwealth of Independent States</text:p>
          </table:table-cell>
          <table:table-cell office:value-type="string" calcext:value-type="string">
            <text:p>Společenství nezávislých států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  <table:table-cell office:value-type="string" calcext:value-type="string">
            <text:p>CZE</text:p>
          </table:table-cell>
          <table:table-cell/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office:value-type="string" calcext:value-type="string">
            <text:p>#11457e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  <table:table-cell/>
          <table:table-cell office:value-type="string" calcext:value-type="string">
            <text:p>#ffce00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#fabd00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#002654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ruzie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  <table:table-cell/>
          <table:table-cell office:value-type="string" calcext:value-type="string">
            <text:p>#0d5eaf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  <table:table-cell/>
          <table:table-cell office:value-type="string" calcext:value-type="string">
            <text:p>#171796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  <table:table-cell/>
          <table:table-cell office:value-type="string" calcext:value-type="string">
            <text:p>#436f4d</text:p>
          </table:table-cell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/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sko</text:p>
          </table:table-cell>
          <table:table-cell/>
          <table:table-cell office:value-type="string" calcext:value-type="string">
            <text:p>#ff883e</text:p>
          </table:table-cell>
        </table:table-row>
        <table:table-row table:style-name="ro1">
          <table:table-cell office:value-type="string" calcext:value-type="string">
            <text:p>IR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Írán</text:p>
          </table:table-cell>
          <table:table-cell/>
          <table:table-cell office:value-type="string" calcext:value-type="string">
            <text:p>#239f40</text:p>
          </table:table-cell>
        </table:table-row>
        <table:table-row table:style-name="ro1">
          <table:table-cell office:value-type="string" calcext:value-type="string">
            <text:p>IS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#02529c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  <table:table-cell/>
          <table:table-cell office:value-type="string" calcext:value-type="string">
            <text:p>#009246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  <table:table-cell/>
          <table:table-cell office:value-type="string" calcext:value-type="string">
            <text:p>#bc002d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  <table:table-cell/>
          <table:table-cell office:value-type="string" calcext:value-type="string">
            <text:p>#00abc2</text:p>
          </table:table-cell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án</text:p>
          </table:table-cell>
          <table:table-cell/>
          <table:table-cell office:value-type="string" calcext:value-type="string">
            <text:p>#ff0000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KW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vajt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  <table:table-cell/>
          <table:table-cell office:value-type="string" calcext:value-type="string">
            <text:p>#006a44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  <table:table-cell/>
          <table:table-cell office:value-type="string" calcext:value-type="string">
            <text:p>#00a3e0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  <table:table-cell/>
          <table:table-cell office:value-type="string" calcext:value-type="string">
            <text:p>#9d2235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sko</text:p>
          </table:table-cell>
          <table:table-cell/>
          <table:table-cell office:value-type="string" calcext:value-type="string">
            <text:p>#da2031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jsie</text:p>
          </table:table-cell>
          <table:table-cell/>
          <table:table-cell office:value-type="string" calcext:value-type="string">
            <text:p>#cc0000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  <table:table-cell/>
          <table:table-cell office:value-type="string" calcext:value-type="string">
            <text:p>#ae1c28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#00205b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  <table:table-cell/>
          <table:table-cell office:value-type="string" calcext:value-type="string">
            <text:p>#012169</text:p>
          </table:table-cell>
        </table:table-row>
        <table:table-row table:style-name="ro1">
          <table:table-cell office:value-type="string" calcext:value-type="string">
            <text:p>OAR</text:p>
          </table:table-cell>
          <table:table-cell office:value-type="string" calcext:value-type="string">
            <text:p>Olympic Athletes from Russia</text:p>
          </table:table-cell>
          <table:table-cell office:value-type="string" calcext:value-type="string">
            <text:p>Olympijští sportovci z Ruska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Filipíny</text:p>
          </table:table-cell>
          <table:table-cell/>
          <table:table-cell office:value-type="string" calcext:value-type="string">
            <text:p>#0038a8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  <table:table-cell/>
          <table:table-cell office:value-type="string" calcext:value-type="string">
            <text:p>#024fa2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  <table:table-cell/>
          <table:table-cell office:value-type="string" calcext:value-type="string">
            <text:p>#fcd116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CG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Srbsko a Černá Hora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SGP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ur</text:p>
          </table:table-cell>
          <table:table-cell/>
          <table:table-cell office:value-type="string" calcext:value-type="string">
            <text:p>#ffffff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sko</text:p>
          </table:table-cell>
          <table:table-cell/>
          <table:table-cell office:value-type="string" calcext:value-type="string">
            <text:p>#c6363c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#ee1c25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  <table:table-cell/>
          <table:table-cell office:value-type="string" calcext:value-type="string">
            <text:p>#0000ff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#fecb00</text:p>
          </table:table-cell>
        </table:table-row>
        <table:table-row table:style-name="ro1">
          <table:table-cell office:value-type="string" calcext:value-type="string">
            <text:p>TH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jsko</text:p>
          </table:table-cell>
          <table:table-cell/>
          <table:table-cell office:value-type="string" calcext:value-type="string">
            <text:p>#2d2a4a</text:p>
          </table:table-cell>
        </table:table-row>
        <table:table-row table:style-name="ro1">
          <table:table-cell office:value-type="string" calcext:value-type="string">
            <text:p>TK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án</text:p>
          </table:table-cell>
          <table:table-cell/>
          <table:table-cell office:value-type="string" calcext:value-type="string">
            <text:p>#00843d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  <table:table-cell/>
          <table:table-cell office:value-type="string" calcext:value-type="string">
            <text:p>#e30a17</text:p>
          </table:table-cell>
        </table:table-row>
        <table:table-row table:style-name="ro1">
          <table:table-cell office:value-type="string" calcext:value-type="string">
            <text:p>TW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chaj-wan</text:p>
          </table:table-cell>
          <table:table-cell/>
          <table:table-cell office:value-type="string" calcext:value-type="string">
            <text:p>#fe0000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  <table:table-cell/>
          <table:table-cell office:value-type="string" calcext:value-type="string">
            <text:p>#ffd70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Spojené státy americké</text:p>
          </table:table-cell>
          <table:table-cell/>
          <table:table-cell office:value-type="string" calcext:value-type="string">
            <text:p>#0a3161</text:p>
          </table:table-cell>
        </table:table-row>
        <table:table-row table:style-name="ro1">
          <table:table-cell office:value-type="string" calcext:value-type="string">
            <text:p>UZB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án</text:p>
          </table:table-cell>
          <table:table-cell/>
          <table:table-cell office:value-type="string" calcext:value-type="string">
            <text:p>#3081f7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  <table:table-cell office:value-type="string" calcext:value-type="string">
            <text:p>SRB</text:p>
          </table:table-cell>
          <table:table-cell/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  <table:table-cell/>
          <table:table-cell office:value-type="string" calcext:value-type="string">
            <text:p>#000000</text:p>
          </table:table-cell>
        </table:table-row>
      </table:table>
      <table:table table:name="1910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</table:table>
      <table:table table:name="191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</table:table>
      <table:table table:name="191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1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</table:table>
      <table:table table:name="192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</table:table>
      <table:table table:name="1923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4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</table:table>
      <table:table table:name="1925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</text:p>
          </table:table-cell>
        </table:table-row>
      </table:table>
      <table:table table:name="1926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P</text:p>
          </table:table-cell>
        </table:table-row>
      </table:table>
      <table:table table:name="1927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29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2_E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table table:name="199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RC</text:p>
          </table:table-cell>
        </table:table-row>
      </table:table>
      <table:table table:name="199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</table:table>
      <table:table table:name="199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</table:table-row>
      </table:table>
      <table:table table:name="199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</table:table>
      <table:table table:name="199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</table:table-row>
      </table:table>
      <table:table table:name="200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K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V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G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</table:table>
      <table:table table:name="200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K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U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AF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340" calcext:value-type="float">
            <text:p>340</text:p>
          </table:table-cell>
        </table:table-row>
      </table:table>
      <table:table table:name="200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K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T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V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K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K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TU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U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ZL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S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T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G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K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F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</table:table>
      <table:table table:name="200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S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CG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RV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E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K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LD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CG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K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M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6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K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Z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LD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G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200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Z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K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N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G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CG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K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P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0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K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RB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Z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NG</text:p>
          </table:table-cell>
          <table:table-cell office:value-type="float" office:value="260" calcext:value-type="float">
            <text:p>260</text:p>
          </table:table-cell>
        </table:table-row>
      </table:table>
      <table:table table:name="200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Z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V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LD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R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X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RM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0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V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T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P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Z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RL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0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VK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V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K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K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T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B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G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V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RB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C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V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B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LD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P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PN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Z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1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K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U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US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RV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Z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X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NG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R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F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RL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C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EO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2014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U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K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K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TU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X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R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1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U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P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K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V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T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N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AF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RK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R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S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R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F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6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P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N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X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K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F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KG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EO</text:p>
          </table:table-cell>
          <table:table-cell office:value-type="float" office:value="220" calcext:value-type="float">
            <text:p>220</text:p>
          </table:table-cell>
        </table:table-row>
      </table:table>
      <table:table table:name="2017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VK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VN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T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V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SP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UX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K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WN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2018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A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N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K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LD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V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U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TU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2018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S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V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Z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PN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US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B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SP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K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X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E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G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N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KG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K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WT</text:p>
          </table:table-cell>
          <table:table-cell office:value-type="float" office:value="140" calcext:value-type="float">
            <text:p>140</text:p>
          </table:table-cell>
        </table:table-row>
      </table:table>
      <table:table table:name="2019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K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Z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L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K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GR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2020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S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KM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UX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F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A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IH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1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A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K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VN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U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PN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RB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E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G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K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R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WN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AF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H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W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GZ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Y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GP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2022_WO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A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K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K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ZE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VA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N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R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U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KR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TU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B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R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W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GZ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EX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KG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H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WT</text:p>
          </table:table-cell>
          <table:table-cell office:value-type="float" office:value="240" calcext:value-type="float">
            <text:p>240</text:p>
          </table:table-cell>
        </table:table-row>
      </table:table>
      <table:table table:name="2022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V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K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N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TU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RB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U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GR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X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K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RK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KG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GZ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R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WT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L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2023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VA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ZE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K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Z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R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VN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L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R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U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T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PN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T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L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RB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RV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S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L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E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G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ZL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EX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WN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AF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H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X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RK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GZ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IH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GP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RN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Y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L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NG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4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ZE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K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VA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K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L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VN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N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OR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TU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LD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V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L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L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Z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A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GZ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X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KM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AF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IH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GP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RN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NG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WT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DN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YS</text:p>
          </table:table-cell>
          <table:table-cell office:value-type="float" office:value="420" calcext:value-type="float">
            <text:p>420</text:p>
          </table:table-cell>
        </table:table-row>
      </table:table>
      <table:table table:name="2025_W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K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ZE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K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N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R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BR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KR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PN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TU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T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N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V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LD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RB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E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L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O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L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ZL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G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WN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A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GZ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KM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R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AF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IH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UX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EX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K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KG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NG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L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G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ZB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RM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WT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D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R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YS</text:p>
          </table:table-cell>
          <table:table-cell office:value-type="float" office:value="380" calcext:value-type="float">
            <text:p>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11:19:53.2016655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1-06T22:57:16.425000000</meta:creation-date>
    <dc:date>2025-06-28T21:13:07.285674703</dc:date>
    <meta:editing-duration>P1DT7H28M8S</meta:editing-duration>
    <meta:editing-cycles>152</meta:editing-cycles>
    <meta:generator>LibreOffice/7.2.2.2$MacOSX_X86_64 LibreOffice_project/02b2acce88a210515b4a5bb2e46cbfb63fe97d56</meta:generator>
    <meta:document-statistic meta:table-count="120" meta:cell-count="7806" meta:object-count="0"/>
    <meta:user-defined meta:name=""/>
  </office:meta>
</office:document-meta>
</file>